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rrow bottom flaticon</text:p>
      <text:p text:style-name="Normal">Icons made by &lt;a href="http://tumanova.cat/" title="Lyolya"&gt;Lyolya&lt;/a&gt; from &lt;a href="https://www.flaticon.com/" title="Flaticon"&gt; www.flaticon.com&lt;/a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na</meta:initial-creator>
    <dc:creator>Anna</dc:creator>
    <meta:creation-date>2021-01-09T10:16:00Z</meta:creation-date>
    <dc:date>2021-01-09T10:16:00Z</dc:date>
    <meta:template xlink:href="Normal.dotm" xlink:type="simple"/>
    <meta:editing-cycles>1</meta:editing-cycles>
    <meta:editing-duration>PT0S</meta:editing-duration>
    <meta:document-statistic meta:page-count="1" meta:paragraph-count="1" meta:word-count="25" meta:character-count="172" meta:row-count="1" meta:non-whitespace-character-count="148"/>
  </office:meta>
</office:document-meta>
</file>